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vcs.setIgnoreReturnCod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Label( Stri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FilenameFormat( String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createFolders( File fil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Pvcs.setUserId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Line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LineStart( Stri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massagePCLI( File in , File o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vcs.setForce( String 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vcs.setPvcsbin( String b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Config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Filenam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Work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UpdateOnly( boolean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Reposi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Pvcsproject( String pr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Pvcsb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Pvcspro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Fo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Pvc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vcs.getUpdate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Promotiongro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addPvcsproject( Pvcs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Revision( String 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Workspace( String w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IgnoreRetur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execute(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20">
            <text:p text:style-name="Table_20_Contents">120</text:p>
          </table:table-cell>
        </table:table-row>
        <table:table-row>
          <table:table-cell office:value-type="string">
            <text:p text:style-name="Table_20_Contents">Pvcs.getPvcspro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setRepository( String rep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Executable( String ex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vcs.runCmd( Commandline cmd , ExecuteStreamHandler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vcs.setPromotiongroup( String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vcs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